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subtitle">
      <style:graphic-properties draw:fill-color="#ffffff" fo:min-height="12.98cm"/>
    </style:style>
    <style:style style:name="pr8" style:family="presentation" style:parent-style-name="lyt-cool-outline1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lease Early, Release Often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have we learned?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FOSS is big ...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's a huge FOSS world out the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th a strong cultu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wide range of views and motiv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OSS and you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can you use FOS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be in your busines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r as a contributor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r as a us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Where to from here?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Particip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key to understanding FOSS is to participate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Keep working on projects you enjo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... but also step back and enjoy the big pictu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Be patien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 takes years to master the FOSS worl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... though you should be better prepared now than you wer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Community Interaction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Join a LU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nux User Groups are a great way to get involv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e http://clug.org.au/ for the Canberra LU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Held right here at DCS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PSIG is also very worthwhi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join the CLUG mailing list for detail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nferenc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 many conferences, so little time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 FOSS in Australia, the key one is LCA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ee http://linux.org.au/LC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SDC is also excell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ee http://www.osdc.com.au/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The Future of FOSS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FOSS is here to st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kely to continue to dominate in embedded and HPC compu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 gain wide use on the desktop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ing to be adopted by Microsoft too, in a small w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quiz!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key differences between the BSD and GPL licenses?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advantages and disadvantages of a distributed SCM?</text:p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BDFL?</text:p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difference between a branch and a fork?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FOSS community?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should a submitted patch contain?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derivative work?</text:p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purpose of the signed-off system?</text:p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How can patents harm FOSS projects?</text:p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ivoisation?</text:p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How are FOSS licenses enforced?</text:p>
          </draw:text-box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common types of FOSS business model?</text:p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egoboo?</text:p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differences between cathedral and bazaar development?</text:p>
          </draw:text-box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hacker?</text:p>
          </draw:text-box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ank you!</text:p>
          </draw:text-box>
        </draw:frame>
        <draw:frame presentation:style-name="pr8" draw:text-style-name="P4" draw:layer="layout" svg:width="23.912cm" svg:height="13.231cm" svg:x="2.058cm" svg:y="5.838cm" presentation:class="outline">
          <draw:text-box>
            <text:list text:style-name="L5">
              <text:list-item>
                <text:p text:style-name="P4">Bob and I hope you've enjoyed the cours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lease fill in an evaluation for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3T17:37:29</dc:date>
    <meta:editing-cycles>268</meta:editing-cycles>
    <meta:editing-duration>P6DT18H22M41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